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paragraph" svg:width="16.619cm" svg:height="5.122cm" draw:z-index="0"><draw:image xlink:href="Pictures/10000000000002CA000000DDEA60197F.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4T21:27:22</dc:date>
    <meta:editing-duration>PT00H23M34S</meta:editing-duration>
    <meta:editing-cycles>7</meta:editing-cycles>
    <meta:generator>OpenOffice.org/3.2$Unix OpenOffice.org_project/320m12$Build-9483</meta:generator>
    <meta:document-statistic meta:table-count="0" meta:image-count="1" meta:object-count="0" meta:page-count="1" meta:paragraph-count="17" meta:word-count="493" meta:character-count="2886"/>
    <meta:user-defined meta:name="Info 1"/>
    <meta:user-defined meta:name="Info 2"/>
    <meta:user-defined meta:name="Info 3"/>
    <meta:user-defined meta:name="Info 4"/>
    <meta:template xlink:type="simple" xlink:actuate="onRequest" xlink:title="Discordians" xlink:href="../Discordians_Template.ott" meta:date="2010-08-14T18:39:06"/>
  </office:meta>
</office:document-meta>
</file>